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095d" officeooo:paragraph-rsid="0011095d"/>
    </style:style>
    <style:style style:name="P2" style:family="paragraph" style:parent-style-name="Standard">
      <style:text-properties officeooo:rsid="00120e1b" officeooo:paragraph-rsid="00120e1b"/>
    </style:style>
    <style:style style:name="P3" style:family="paragraph" style:parent-style-name="Standard">
      <style:text-properties officeooo:rsid="0013fe86" officeooo:paragraph-rsid="0013fe86"/>
    </style:style>
    <style:style style:name="P4" style:family="paragraph" style:parent-style-name="Standard">
      <style:text-properties officeooo:rsid="00159071" officeooo:paragraph-rsid="00159071"/>
    </style:style>
    <style:style style:name="P5" style:family="paragraph" style:parent-style-name="Standard">
      <style:text-properties officeooo:rsid="00178da5" officeooo:paragraph-rsid="00178da5"/>
    </style:style>
    <style:style style:name="P6" style:family="paragraph" style:parent-style-name="Standard">
      <style:text-properties officeooo:rsid="0018e40e" officeooo:paragraph-rsid="0018e40e"/>
    </style:style>
    <style:style style:name="P7" style:family="paragraph" style:parent-style-name="Standard">
      <style:text-properties officeooo:rsid="001bac1f" officeooo:paragraph-rsid="001e5d59"/>
    </style:style>
    <style:style style:name="P8" style:family="paragraph" style:parent-style-name="Standard">
      <style:text-properties officeooo:rsid="001e5d59" officeooo:paragraph-rsid="001e5d59"/>
    </style:style>
    <style:style style:name="P9" style:family="paragraph" style:parent-style-name="Standard">
      <style:text-properties officeooo:rsid="00204c0a" officeooo:paragraph-rsid="00204c0a"/>
    </style:style>
    <style:style style:name="P10" style:family="paragraph" style:parent-style-name="Standard">
      <style:text-properties officeooo:rsid="0025719e" officeooo:paragraph-rsid="0025719e"/>
    </style:style>
    <style:style style:name="P11" style:family="paragraph" style:parent-style-name="Standard">
      <style:text-properties officeooo:rsid="00296165" officeooo:paragraph-rsid="00296165"/>
    </style:style>
    <style:style style:name="P12" style:family="paragraph" style:parent-style-name="Standard">
      <style:text-properties officeooo:rsid="0029a39d" officeooo:paragraph-rsid="0029a39d"/>
    </style:style>
    <style:style style:name="P13" style:family="paragraph" style:parent-style-name="Standard">
      <style:text-properties officeooo:rsid="002acc06" officeooo:paragraph-rsid="002acc06"/>
    </style:style>
    <style:style style:name="P14" style:family="paragraph" style:parent-style-name="Standard">
      <style:text-properties officeooo:rsid="002c1817" officeooo:paragraph-rsid="002c1817"/>
    </style:style>
    <style:style style:name="P15" style:family="paragraph" style:parent-style-name="Standard">
      <style:text-properties officeooo:rsid="002eae51" officeooo:paragraph-rsid="002eae51"/>
    </style:style>
    <style:style style:name="P16" style:family="paragraph" style:parent-style-name="Standard">
      <style:text-properties officeooo:rsid="002f0776" officeooo:paragraph-rsid="002f0776"/>
    </style:style>
    <style:style style:name="P17" style:family="paragraph" style:parent-style-name="Standard">
      <style:text-properties officeooo:rsid="002fc6e2" officeooo:paragraph-rsid="002fc6e2"/>
    </style:style>
    <style:style style:name="P18" style:family="paragraph" style:parent-style-name="Standard">
      <style:text-properties officeooo:rsid="00321347" officeooo:paragraph-rsid="00321347"/>
    </style:style>
    <style:style style:name="P19" style:family="paragraph" style:parent-style-name="Standard">
      <style:text-properties officeooo:rsid="00358434" officeooo:paragraph-rsid="00358434"/>
    </style:style>
    <style:style style:name="P20" style:family="paragraph" style:parent-style-name="Standard">
      <style:text-properties officeooo:rsid="00385a2f" officeooo:paragraph-rsid="00385a2f"/>
    </style:style>
    <style:style style:name="P21" style:family="paragraph" style:parent-style-name="Standard">
      <style:text-properties officeooo:rsid="003c2e7b" officeooo:paragraph-rsid="003c2e7b"/>
    </style:style>
    <style:style style:name="P22" style:family="paragraph" style:parent-style-name="Standard">
      <style:text-properties officeooo:rsid="003dd9e0" officeooo:paragraph-rsid="003dd9e0"/>
    </style:style>
    <style:style style:name="P23" style:family="paragraph" style:parent-style-name="Standard">
      <style:text-properties officeooo:rsid="003e4256" officeooo:paragraph-rsid="003e4256"/>
    </style:style>
    <style:style style:name="P24" style:family="paragraph" style:parent-style-name="Standard">
      <style:text-properties officeooo:rsid="0042c4f6" officeooo:paragraph-rsid="0042c4f6"/>
    </style:style>
    <style:style style:name="P25" style:family="paragraph" style:parent-style-name="Standard">
      <style:text-properties officeooo:rsid="0044f222" officeooo:paragraph-rsid="0044f222"/>
    </style:style>
    <style:style style:name="P26" style:family="paragraph" style:parent-style-name="Standard">
      <style:text-properties officeooo:rsid="0047c34e" officeooo:paragraph-rsid="0047c34e"/>
    </style:style>
    <style:style style:name="P27" style:family="paragraph" style:parent-style-name="Standard">
      <style:text-properties officeooo:rsid="004922be" officeooo:paragraph-rsid="004922be"/>
    </style:style>
    <style:style style:name="P28" style:family="paragraph" style:parent-style-name="Standard">
      <style:text-properties officeooo:rsid="004aa2aa" officeooo:paragraph-rsid="004aa2aa"/>
    </style:style>
    <style:style style:name="P29" style:family="paragraph" style:parent-style-name="Standard">
      <style:text-properties officeooo:rsid="004ff14a" officeooo:paragraph-rsid="004ff14a"/>
    </style:style>
    <style:style style:name="P30" style:family="paragraph" style:parent-style-name="Standard">
      <style:text-properties officeooo:rsid="00525098" officeooo:paragraph-rsid="00525098"/>
    </style:style>
    <style:style style:name="P31" style:family="paragraph" style:parent-style-name="Standard">
      <style:text-properties officeooo:rsid="00528162" officeooo:paragraph-rsid="00528162"/>
    </style:style>
    <style:style style:name="P32" style:family="paragraph" style:parent-style-name="Standard">
      <style:text-properties officeooo:rsid="0053a47d" officeooo:paragraph-rsid="0053a47d"/>
    </style:style>
    <style:style style:name="P33" style:family="paragraph" style:parent-style-name="Standard">
      <style:text-properties officeooo:rsid="0057e9a9" officeooo:paragraph-rsid="0057e9a9"/>
    </style:style>
    <style:style style:name="P34" style:family="paragraph" style:parent-style-name="Standard">
      <style:text-properties officeooo:rsid="00592fae" officeooo:paragraph-rsid="00592fae"/>
    </style:style>
    <style:style style:name="P35" style:family="paragraph" style:parent-style-name="Standard">
      <style:text-properties officeooo:rsid="005aa7d6" officeooo:paragraph-rsid="006019e8"/>
    </style:style>
    <style:style style:name="P36" style:family="paragraph" style:parent-style-name="Standard">
      <style:text-properties officeooo:rsid="0063493f" officeooo:paragraph-rsid="0063493f"/>
    </style:style>
    <style:style style:name="P37" style:family="paragraph" style:parent-style-name="Standard">
      <style:text-properties officeooo:rsid="0066624d" officeooo:paragraph-rsid="0066624d"/>
    </style:style>
    <style:style style:name="P38" style:family="paragraph" style:parent-style-name="Standard">
      <style:text-properties officeooo:rsid="0068d1c3" officeooo:paragraph-rsid="0068d1c3"/>
    </style:style>
    <style:style style:name="P39" style:family="paragraph" style:parent-style-name="Standard">
      <style:text-properties officeooo:rsid="006986b9" officeooo:paragraph-rsid="006986b9"/>
    </style:style>
    <style:style style:name="P40" style:family="paragraph" style:parent-style-name="Standard">
      <style:text-properties officeooo:rsid="006a7514" officeooo:paragraph-rsid="006a7514"/>
    </style:style>
    <style:style style:name="P41" style:family="paragraph" style:parent-style-name="Standard">
      <style:text-properties officeooo:rsid="006a8b46" officeooo:paragraph-rsid="006a8b46"/>
    </style:style>
    <style:style style:name="P42" style:family="paragraph" style:parent-style-name="Standard">
      <style:text-properties officeooo:rsid="006d5560" officeooo:paragraph-rsid="006d5560"/>
    </style:style>
    <style:style style:name="P43" style:family="paragraph" style:parent-style-name="Standard">
      <style:text-properties officeooo:rsid="006ebe37" officeooo:paragraph-rsid="006ebe37"/>
    </style:style>
    <style:style style:name="P44" style:family="paragraph" style:parent-style-name="Standard">
      <style:text-properties officeooo:rsid="0071f5c0" officeooo:paragraph-rsid="0071f5c0"/>
    </style:style>
    <style:style style:name="P45" style:family="paragraph" style:parent-style-name="Standard">
      <style:text-properties officeooo:rsid="00765437" officeooo:paragraph-rsid="00765437"/>
    </style:style>
    <style:style style:name="P46" style:family="paragraph" style:parent-style-name="Standard">
      <style:text-properties officeooo:rsid="0081aa73" officeooo:paragraph-rsid="0081aa73"/>
    </style:style>
    <style:style style:name="P47" style:family="paragraph" style:parent-style-name="Standard">
      <style:text-properties officeooo:rsid="0082ff37" officeooo:paragraph-rsid="0082ff37"/>
    </style:style>
    <style:style style:name="P48" style:family="paragraph" style:parent-style-name="Standard">
      <style:text-properties officeooo:rsid="0086d0c8" officeooo:paragraph-rsid="0086d0c8"/>
    </style:style>
    <style:style style:name="P49" style:family="paragraph" style:parent-style-name="Standard">
      <style:text-properties officeooo:rsid="00874162" officeooo:paragraph-rsid="00874162"/>
    </style:style>
    <style:style style:name="P50" style:family="paragraph" style:parent-style-name="Standard">
      <style:text-properties officeooo:rsid="008d39da" officeooo:paragraph-rsid="008d39da"/>
    </style:style>
    <style:style style:name="P51" style:family="paragraph" style:parent-style-name="Standard">
      <style:text-properties officeooo:rsid="00923684" officeooo:paragraph-rsid="00923684"/>
    </style:style>
    <style:style style:name="P52" style:family="paragraph" style:parent-style-name="Standard">
      <style:text-properties officeooo:rsid="00954555" officeooo:paragraph-rsid="00954555"/>
    </style:style>
    <style:style style:name="P53" style:family="paragraph" style:parent-style-name="Standard">
      <style:text-properties officeooo:rsid="00966ff0" officeooo:paragraph-rsid="00966ff0"/>
    </style:style>
    <style:style style:name="P54" style:family="paragraph" style:parent-style-name="Standard">
      <style:text-properties officeooo:rsid="0096dfd2" officeooo:paragraph-rsid="009e0a9e"/>
    </style:style>
    <style:style style:name="P55" style:family="paragraph" style:parent-style-name="Standard">
      <style:text-properties officeooo:rsid="009e0a9e" officeooo:paragraph-rsid="009e0a9e"/>
    </style:style>
    <style:style style:name="P56" style:family="paragraph" style:parent-style-name="Standard">
      <style:text-properties officeooo:rsid="00a26091" officeooo:paragraph-rsid="00a26091"/>
    </style:style>
    <style:style style:name="T1" style:family="text">
      <style:text-properties officeooo:rsid="00194602"/>
    </style:style>
    <style:style style:name="T2" style:family="text">
      <style:text-properties officeooo:rsid="001d59e2"/>
    </style:style>
    <style:style style:name="T3" style:family="text">
      <style:text-properties officeooo:rsid="00223810"/>
    </style:style>
    <style:style style:name="T4" style:family="text">
      <style:text-properties officeooo:rsid="002752c9"/>
    </style:style>
    <style:style style:name="T5" style:family="text">
      <style:text-properties officeooo:rsid="002d031a"/>
    </style:style>
    <style:style style:name="T6" style:family="text">
      <style:text-properties officeooo:rsid="003377b1"/>
    </style:style>
    <style:style style:name="T7" style:family="text">
      <style:text-properties officeooo:rsid="00361c8e"/>
    </style:style>
    <style:style style:name="T8" style:family="text">
      <style:text-properties officeooo:rsid="004357fd"/>
    </style:style>
    <style:style style:name="T9" style:family="text">
      <style:text-properties officeooo:rsid="0048be96"/>
    </style:style>
    <style:style style:name="T10" style:family="text">
      <style:text-properties officeooo:rsid="004df387"/>
    </style:style>
    <style:style style:name="T11" style:family="text">
      <style:text-properties officeooo:rsid="004e7550"/>
    </style:style>
    <style:style style:name="T12" style:family="text">
      <style:text-properties officeooo:rsid="00543a5a"/>
    </style:style>
    <style:style style:name="T13" style:family="text">
      <style:text-properties officeooo:rsid="005c7f52"/>
    </style:style>
    <style:style style:name="T14" style:family="text">
      <style:text-properties officeooo:rsid="006019e8"/>
    </style:style>
    <style:style style:name="T15" style:family="text">
      <style:text-properties officeooo:rsid="006a8b46"/>
    </style:style>
    <style:style style:name="T16" style:family="text">
      <style:text-properties officeooo:rsid="006ab654"/>
    </style:style>
    <style:style style:name="T17" style:family="text">
      <style:text-properties officeooo:rsid="006ebe37"/>
    </style:style>
    <style:style style:name="T18" style:family="text">
      <style:text-properties officeooo:rsid="00701258"/>
    </style:style>
    <style:style style:name="T19" style:family="text">
      <style:text-properties officeooo:rsid="0073b142"/>
    </style:style>
    <style:style style:name="T20" style:family="text">
      <style:text-properties officeooo:rsid="0077d054"/>
    </style:style>
    <style:style style:name="T21" style:family="text">
      <style:text-properties officeooo:rsid="0082ff37"/>
    </style:style>
    <style:style style:name="T22" style:family="text">
      <style:text-properties officeooo:rsid="0084ecb0"/>
    </style:style>
    <style:style style:name="T23" style:family="text">
      <style:text-properties officeooo:rsid="0087502f"/>
    </style:style>
    <style:style style:name="T24" style:family="text">
      <style:text-properties officeooo:rsid="008ea518"/>
    </style:style>
    <style:style style:name="T25" style:family="text">
      <style:text-properties officeooo:rsid="0092d068"/>
    </style:style>
    <style:style style:name="T26" style:family="text">
      <style:text-properties officeooo:rsid="0098803b"/>
    </style:style>
    <style:style style:name="T27" style:family="text">
      <style:text-properties officeooo:rsid="009f9f2b"/>
    </style:style>
    <style:style style:name="T28" style:family="text">
      <style:text-properties officeooo:rsid="00a5c1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èle conceptuel et ontologique. </text:p>
      <text:p text:style-name="P1"/>
      <text:p text:style-name="P2">Reprendre cours de la semaine passée (nouvelles slides). </text:p>
      <text:p text:style-name="P2"/>
      <text:p text:style-name="P3">Problème de scalabilité et de compétence pour ces technologies mais si on n’a pas ce problème là dans les institutions, alors il est rentable d’utiliser ces technologies. </text:p>
      <text:p text:style-name="P4">Dans le monde patrimonial, on entend bcp parlé de ces technologies donc il ne faut pas les mettre de côté. </text:p>
      <text:p text:style-name="P4"/>
      <text:p text:style-name="P5">Ajd et la semaine prochaine : exemples pratiques. </text:p>
      <text:p text:style-name="P5"/>
      <text:p text:style-name="P6">Le graphe apporte une souplesse dans la manipulation des données et RDF est un type de graphe. <text:span text:style-name="T1">Interopérabilité de ces données et souplesse du modèle de graphe. RDF et les triplets. </text:span></text:p>
      <text:p text:style-name="P6"/>
      <text:p text:style-name="P6"/>
      <text:p text:style-name="P7">Data.bnf.fr. </text:p>
      <text:p text:style-name="P7"><text:span text:style-name="T2">Exposition des ressources de la Bnf en un point unique. </text:span></text:p>
      <text:p text:style-name="P8">Data.bnf a organisé l’interopérabilité autour de 3 notions : œuvres, auteurs, thèmes (la méthode du pieu et de l’essieu). </text:p>
      <text:p text:style-name="P9">Information de la Bnf issue du catalogue général, une image de wikipédia (mise en relation entre les entrée d’autorité et DBPédia). <text:span text:style-name="T3">Liens vers des sites externes dont Wikipédia via DBPédia et Viaf (référentiel d’autorité pour toutes les notices d’autorité de toutes les bibliothèques nationales). </text:span></text:p>
      <text:p text:style-name="P10">Les données sont exposées en RDF selon les principes du linked data (triplets pour décrire chaque ressource). <text:span text:style-name="T4">On peut requêter ces données via le langages Sparql et les données sont disponibles via le portail open data data.gouv.fr. Licence ouverte (ETALAB qui impose simplement de citer la source en cas d’utilisation des données), open licence pour les données. </text:span></text:p>
      <text:p text:style-name="P10"/>
      <text:p text:style-name="P11">Comme data.bnf est dans le linked open data, il respecte le principe de négociation de contenu : URI non-informationnelle qui nous redirige vers la page html (URI informationnelle) ou vers le document en rdf. </text:p>
      <text:p text:style-name="P12">On va travailler sur la mort de Sardanapale, les données du catalogue, la ressource gallica, le lien pour récupérer les données en RDF mais avec la sérialisation Ntriples (nt). </text:p>
      <text:p text:style-name="P13">Triplet : sujet prédicat objet. </text:p>
      <text:p text:style-name="P13"/>
      <text:p text:style-name="P13"/>
      <text:p text:style-name="P14">Prédicat ns-type pour le type de la ressource. </text:p>
      <text:p text:style-name="P14">Prédicat pour relier les ressources : exactMatch et same<text:span text:style-name="T5">A</text:span>s. </text:p>
      <text:p text:style-name="P15">Reprendre la correction de l’exercice sur les slides. </text:p>
      <text:p text:style-name="P16">Prédicat construit sur la même URI. </text:p>
      <text:p text:style-name="P17"/>
      <text:p text:style-name="P17"/>
      <text:p text:style-name="P18">Retour à la théorie. </text:p>
      <text:p text:style-name="P18">Il y a d’autres sérialisations pour le RDF, la NT est la plus simple à lire. Le N3/turtle permet de déclarer des abbréviations avec des mots clefs. <text:span text:style-name="T6">En cas d’utilisation de préfixe,plus de chevrons ou de guillemets double. Si le sujet est le même, on ne le répète pas mais on met un « ; » à la fin de la ligne pour ajouter un nouveau prédicat et un nouvel objet. </text:span></text:p>
      <text:p text:style-name="P19">On peut représenter le RDF sous la forme d’un arbre XML mais il a des limites. À <text:span text:style-name="T7">la place des préfixe on utilise des namespace. </text:span></text:p>
      <text:p text:style-name="P20">JSON LD : on déclare un contexte pour donner les URI et préfixes qui seront utilisée et on donne la forme des valeurs-clefs(URI). </text:p>
      <text:p text:style-name="P21"><text:soft-page-break/>Relier les URI équivalentes. </text:p>
      <text:p text:style-name="P22">On utilise une uri owl:sameAs qui indique une équivalence total entre des URI. </text:p>
      <text:p text:style-name="P23">Pour les URI des ressources il faut mieux rester sur des URI locales en cas de disparition de l’URI distante. </text:p>
      <text:p text:style-name="P23"/>
      <text:p text:style-name="P24">Lodlive.it outil en ligne pour comprendre les graphes. <text:span text:style-name="T8">Insérer une URI de ressource. </text:span></text:p>
      <text:p text:style-name="P24"/>
      <text:p text:style-name="P25">Modèles/ontologies.</text:p>
      <text:p text:style-name="P26">Les URI sont construites sur la même base (cohérence) <text:span text:style-name="T9">skos pour le concept, dublincore etc. les URI en objet qui indique la nature de la ressource sont des concepts basée sur l’URI de la ressource. </text:span></text:p>
      <text:p text:style-name="P27">Nature de ressource et prédicats déterminés pour créer de la cohérence. </text:p>
      <text:p text:style-name="P27"/>
      <text:p text:style-name="P28">Ontologie : différentes URI cohérentes, une ontologie est la traduction d’un modèle conceptuel <text:span text:style-name="T10">(entité, attributs, relations)</text:span> dans les technologies du web sémantique. <text:span text:style-name="T11">Cela permet de décrire des ressources classe (= entités), indiquer des attributs, des relations et en plus on peut indiquer une logique dans cette relation. </text:span></text:p>
      <text:p text:style-name="P29">Quand on déclare les ontologie, elles sont déclarées en RDF et en triplet. </text:p>
      <text:p text:style-name="P29"/>
      <text:p text:style-name="P30">2 systèmes pour déclarer des ontologies : RDFS ou OWL. </text:p>
      <text:p text:style-name="P31">Vocabulaire RDF = ontologie. </text:p>
      <text:p text:style-name="P31"/>
      <text:p text:style-name="P32">Une classe permet de déterminer la nature/type d’une ressource. <text:span text:style-name="T12">On peut aussi indiquer une hiérarchie de classe avec sous-classes et super-classes pour faire des déductions=inférences. </text:span></text:p>
      <text:p text:style-name="P33">On peut aussi définir que 2 classes sont dis-jointes : une ressource ne peut pas avoir deux classes simultanément. </text:p>
      <text:p text:style-name="P33">Les instances : les individus au sein de la classe. </text:p>
      <text:p text:style-name="P34">Pour relier une instance à sa classe, on utilise le prédicat rdf:type. </text:p>
      <text:p text:style-name="P34"/>
      <text:p text:style-name="P35">Les propriétés sont utilisées en prédicat. <text:span text:style-name="T13">Une propriété est une propriété de type de donnée et c’est l’équivalent d’un attribut. Ou une propriété d’objet, équivalent à une relation, et cela relie une ressource à une autre ressource. Tous les prédicats qu’on a vu dans le flux de data.bnf sont déclarer dans une ontologie comme des propriétés.</text:span></text:p>
      <text:p text:style-name="P35"><text:span text:style-name="T14">Définir une propriété : le domaine correspond aux classes qui peuvent être sujet d’une propriété et le co-domaine définit les classe qui peuvent être objet du prédicats. <text:s/></text:span></text:p>
      <text:p text:style-name="P36">Enfin, on peut déterminer une logique sur certaines propriétés pour que la machine puisse faire des inférence. </text:p>
      <text:p text:style-name="P36">Propriété symétrique : A = B et donc B = A.</text:p>
      <text:p text:style-name="P36">Propriété inverse : A est auteur de B, B a pour auteur A. </text:p>
      <text:p text:style-name="P36">Propriété de transitivité : Paris est en France et la France est en Europe donc Paris est en Europe. </text:p>
      <text:p text:style-name="P36"/>
      <text:p text:style-name="P37">Les ontologies permettent avant tout de déterminer des classes et des propriétés. </text:p>
      <text:p text:style-name="P38">Un modèle conceptuel n’est pas fait pour devenir une ontologie au départ. </text:p>
      <text:p text:style-name="P38"/>
      <text:p text:style-name="P39">Modèle et ontologies de data.bnf. </text:p>
      <text:p text:style-name="P40">Différentes ontologies utilisées : rdvocabe.info vient du RFBR. <text:span text:style-name="T15">Skos pour les thesaurus (donnée d’autorité), dublincore pour les entités bibliographiques et FOAF pour les éléments relatifs aux personnes. </text:span></text:p>
      <text:p text:style-name="P41">La BNF a récupérer les ontologies d’autres institution<text:span text:style-name="T16">s pour structurer les données et jouer le jeu de l’interopérabilité avec d’autres ontologies. </text:span></text:p>
      <text:p text:style-name="P42">L’important quand on créé des ontologie<text:span text:style-name="T17">s</text:span> c’est de maitriser les URI et le sens qu’on leur associe.</text:p>
      <text:p text:style-name="P42"/>
      <text:p text:style-name="P43"><text:soft-page-break/>FRBR modèle conceptuel mis au point par les bibliothèques depuis une 20aine d’année pour restructurer les notices bibliographiques en modélisant les entités dans les notices. <text:span text:style-name="T18">Aujourd’hui on par le LRM (Library Reference Model). </text:span></text:p>
      <text:p text:style-name="P44">Transition bibliographique <text:span text:style-name="T19">avec la norme RDA pour revoir la manière de cataloguer les ressources documentaires. </text:span></text:p>
      <text:p text:style-name="P45">Ce modèle a séparé le livre en 4 notions : œuvre (essence du livre), <text:span text:style-name="T20">expression (la version de cette œuvre), manifestation (édition de la version) et item(support). On a donc créé des entités et plus des notices. </text:span></text:p>
      <text:p text:style-name="P45"/>
      <text:p text:style-name="P46">Thésaurus vs ontologie.</text:p>
      <text:p text:style-name="P46">Un thésaurus est une ontologie. </text:p>
      <text:p text:style-name="P47">Dans une ontologie on détermine des classes et des propriétés. </text:p>
      <text:p text:style-name="P47">Un thésaurus est une ontologie ne contenant qu’une classe et des propriétés fixes (concept générique → concept spécifiques + <text:s/>concept générique ← concept spécifiques + et relation transverse). <text:span text:style-name="T22">Organisation hiérarchique de concepts + la possibilité pour chaque concept d’exprimer des synonymes et des relations transverse au-delà des relations hiérarchiques. </text:span></text:p>
      <text:p text:style-name="P48">Pour les thésaurus on a créé une ontologie Skos qui exprime la classe concept avec des propriétés (<text:span text:style-name="T21">concept générique → concept spécifiques + <text:s/>concept générique ← concept spécifiques </text:span>+ des propriétés pour définir le concept). </text:p>
      <text:p text:style-name="P48"/>
      <text:p text:style-name="P49">FOAF (friend of a friend), ontologie de 2001, créé par Dan Brickley et Libby Miller. <text:span text:style-name="T23">Pensé pour décrire des personnes (avant l’invention de facebook). Les personnes peuvent être spatialisées. Projet indépendant qui tient à la rester. </text:span></text:p>
      <text:p text:style-name="P49"/>
      <text:p text:style-name="P50">Skos (concept) relie des œuvre<text:span text:style-name="T24">s. Ressource de l’entité pour la personne.</text:span></text:p>
      <text:p text:style-name="P51">La BNF a choisi d’avoir toujours 2 URI : concept et entité dans le monde réel. <text:span text:style-name="T25">La volonté était de bien séparer les deux. </text:span></text:p>
      <text:p text:style-name="P51"/>
      <text:p text:style-name="P52">Linked open vocabulary. </text:p>
      <text:p text:style-name="P52"/>
      <text:p text:style-name="P53">Organization ontologie pour décrire les organigrammes d’organisations. </text:p>
      <text:p text:style-name="P53"/>
      <text:p text:style-name="P54">CIDOC-CRM <text:span text:style-name="T26">→ avoir un modèle unique pour décrire les objets d’arts. Décrire les éléments par ses évènements. C’est un mécanisme pour réfléchir à un modèle possible. En soi, c’est un modèle conceptuel de donnée pas un RDF. Tout est bien trop complexe en l’état.</text:span></text:p>
      <text:p text:style-name="P54"/>
      <text:p text:style-name="P55">Records in Context. <text:span text:style-name="T27">Modèle conceptuel pour les données archivistiques. RiC-O → RiC sous la forme d’une ontologie. </text:span></text:p>
      <text:p text:style-name="P55"/>
      <text:p text:style-name="P56">Schéma.org → vocabulaire initié par google, yahoo, bing, yandex pour standardisé la manière d’indiquer des données structurés dans les pages web. <text:span text:style-name="T28">Dan Brickley gère le schema.org pour Goog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8:53:02.538038940</meta:creation-date>
    <meta:generator>LibreOffice/5.3.7.2$MacOSX_X86_64 LibreOffice_project/6b8ed514a9f8b44d37a1b96673cbbdd077e24059</meta:generator>
    <dc:date>2019-01-22T12:36:51.314798713</dc:date>
    <meta:editing-duration>PT3H42M52S</meta:editing-duration>
    <meta:editing-cycles>127</meta:editing-cycles>
    <meta:document-statistic meta:table-count="0" meta:image-count="0" meta:object-count="0" meta:page-count="3" meta:paragraph-count="65" meta:word-count="1282" meta:character-count="8015" meta:non-whitespace-character-count="6737"/>
  </office:meta>
</office:document-meta>
</file>